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583a7"/>
    </style:style>
    <style:style style:name="P2" style:family="paragraph" style:parent-style-name="Standard">
      <style:text-properties officeooo:paragraph-rsid="001e04ba"/>
    </style:style>
    <style:style style:name="P3" style:family="paragraph" style:parent-style-name="Standard">
      <style:text-properties officeooo:paragraph-rsid="001e17b8"/>
    </style:style>
    <style:style style:name="P4" style:family="paragraph" style:parent-style-name="Standard">
      <style:text-properties officeooo:paragraph-rsid="001583a7" fo:background-color="#ffff00"/>
    </style:style>
    <style:style style:name="T1" style:family="text">
      <style:text-properties officeooo:rsid="001583a7"/>
    </style:style>
    <style:style style:name="T2" style:family="text">
      <style:text-properties officeooo:rsid="0015fe71"/>
    </style:style>
    <style:style style:name="T3" style:family="text">
      <style:text-properties fo:font-variant="normal" fo:text-transform="none" fo:color="#333333" style:font-name="arial" fo:font-size="12pt" fo:letter-spacing="normal" fo:font-style="normal" fo:font-weight="normal" officeooo:rsid="0015fe71"/>
    </style:style>
    <style:style style:name="T4" style:family="text">
      <style:text-properties fo:font-variant="normal" fo:text-transform="none" fo:color="#333333" style:font-name="arial" fo:font-size="12pt" fo:letter-spacing="normal" fo:font-style="normal" fo:font-weight="normal" officeooo:rsid="001c9a46"/>
    </style:style>
    <style:style style:name="T5" style:family="text">
      <style:text-properties fo:font-variant="normal" fo:text-transform="none" fo:color="#333333" fo:letter-spacing="normal" officeooo:rsid="0015fe71"/>
    </style:style>
    <style:style style:name="T6" style:family="text">
      <style:text-properties officeooo:rsid="0016f8f7"/>
    </style:style>
    <style:style style:name="T7" style:family="text">
      <style:text-properties officeooo:rsid="0018ec90"/>
    </style:style>
    <style:style style:name="T8" style:family="text">
      <style:text-properties officeooo:rsid="001ad5bf"/>
    </style:style>
    <style:style style:name="T9" style:family="text">
      <style:text-properties officeooo:rsid="001c9a46"/>
    </style:style>
    <style:style style:name="T10" style:family="text">
      <style:text-properties officeooo:rsid="001e04ba"/>
    </style:style>
    <style:style style:name="T11" style:family="text">
      <style:text-properties officeooo:rsid="001e17b8"/>
    </style:style>
    <style:style style:name="T12" style:family="text">
      <style:text-properties officeooo:rsid="001e40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Falar sobre a importância do tema</text:span></text:p>
      <text:p text:style-name="P4"><text:span text:style-name="T1">Falar sobre a definição do tema</text:span></text:p>
      <text:p text:style-name="P1"><text:span text:style-name="T1">Falar sobre o contexto atual</text:span></text:p>
      <text:p text:style-name="P1"><text:span text:style-name="T1">Falar sobre os objetivos</text:span></text:p>
      <text:p text:style-name="P1"><text:span text:style-name="T1">Falar sobre o que vai ser utilizado</text:span></text:p>
      <text:p text:style-name="P1"><text:span text:style-name="T1">Falar sobre a organização do trabalho</text:span></text:p>
      <text:p text:style-name="P1"><text:span text:style-name="T1"/></text:p>
      <text:p text:style-name="P1"/>
      <text:p text:style-name="Standard">Uma grande quantidade de imagens digitais passaram atualmente a ser disponibilizadas e distribuídas, principalmente na internet, em virtude da popularização dos microcomputadores e das câmeras digitais, adicional a este fato, é comum a existência de banco de dados de imagens específicos para determinados contextos, como imagens de ressonâncias médicas, imagens de satélites, imagens de câmeras de segurança e etc. Dada estas coleções de imagens, pode-se desejar agrupar as imagens segundo determinadas características, por exemplo, pode-se tentar agrupá-las segundo categorias taxonômicas humanas de objetos, ou pelo tipo de iluminação, ou ainda pela presença de determinadas pessoas via identificação de faces, enfim, são inúmeras as possibilidades de características que podem ser utilizadas para agrupar imagens.</text:p>
      <text:p text:style-name="Standard"/>
      <text:p text:style-name="Standard">Agrupamentos de imagens também <text:span text:style-name="T11">é</text:span> um mecanismo comum para buscas por similaridade, suponha o caso onde se deseja encontrar imagens semelhantes a uma imagem especifica, sabendo a que grupo esta imagem pertence, pode-se utilizar as imagens que estão no mesmo grupo como resposta da busca, ou no mínimo, como conjunto para uma busca direcionada, evitando que a busca seja executada por todo conjunto de imagens.</text:p>
      <text:p text:style-name="Standard"/>
      <text:p text:style-name="P3"><text:span text:style-name="T11">Clusters de imagens são agrupamentos de imagens digitais segundo determinadas características de similaridade, em geral cores, formas ou textura; o mapeamento deve ocorrer de tal forma que cada classe forneça, essencialmente, as mesmas informações sobre as imagens que a compõem. As técnicas de clustering associadas a mecanismos de classificação podem fornecer um resumo conciso do conteúdo das imagens, podendo ser utilizado para diferentes tarefas relacionadas com a gestão de banco de dados de imagens. Entre os principais usos dos clusters de imagens são: catálogos de arte, banco de imagens fotográficas, diagnósticos médicos, computação forense e classificação de informações geográficas e de sensoriamento remoto. Esta grande quantidade de possibilidades de uso justificam o crescente interessa pela pesquisa nesta área.</text:span></text:p>
      <text:p text:style-name="P3"><text:span text:style-name="T11"/></text:p>
      <text:p text:style-name="P3"><text:span text:style-name="T12">Há</text:span><text:span text:style-name="T11"> dois tipos básicos de técnicas utilizadas para </text:span><text:span text:style-name="T12">clustering de imagens, as que se baseiam num conhecimento prévio sobre o que se deseja agrupar, isto é, o agrupamento ocorre segundo a supervisão de um modelo de classes já preestabelecido, é o caso, por exemplo, do agrupamento de imagens segund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ond Salles</meta:initial-creator>
    <meta:creation-date>2012-03-12T16:15:54</meta:creation-date>
    <dc:date>2012-03-12T17:56:44</dc:date>
    <dc:creator>Herond Salles</dc:creator>
    <meta:editing-duration>PT00H55M19S</meta:editing-duration>
    <meta:editing-cycles>4</meta:editing-cycles>
    <meta:generator>OpenOffice.org/3.2$Linux OpenOffice.org_project/320m19$Build-9505</meta:generator>
    <meta:document-statistic meta:table-count="0" meta:image-count="0" meta:object-count="0" meta:page-count="1" meta:paragraph-count="10" meta:word-count="379" meta:character-count="2545"/>
  </office:meta>
</office:document-meta>
</file>